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2100" officeooo:paragraph-rsid="000da004"/>
    </style:style>
    <style:style style:name="P2" style:family="paragraph" style:parent-style-name="Standard">
      <style:text-properties officeooo:rsid="00196c88" officeooo:paragraph-rsid="00196c88"/>
    </style:style>
    <style:style style:name="P3" style:family="paragraph" style:parent-style-name="Standard" style:list-style-name="L1">
      <style:text-properties officeooo:rsid="000da004" officeooo:paragraph-rsid="000da004"/>
    </style:style>
    <style:style style:name="P4" style:family="paragraph" style:parent-style-name="Standard" style:list-style-name="L2">
      <style:text-properties officeooo:rsid="000da004" officeooo:paragraph-rsid="000da004"/>
    </style:style>
    <style:style style:name="P5" style:family="paragraph" style:parent-style-name="Standard" style:list-style-name="L1">
      <style:text-properties officeooo:rsid="00182100" officeooo:paragraph-rsid="000da004"/>
    </style:style>
    <style:style style:name="P6" style:family="paragraph" style:parent-style-name="Standard">
      <style:text-properties officeooo:rsid="00182100" officeooo:paragraph-rsid="0021ddcf"/>
    </style:style>
    <style:style style:name="P7" style:family="paragraph" style:parent-style-name="Standard" style:list-style-name="L2">
      <style:text-properties officeooo:rsid="000f4d8b" officeooo:paragraph-rsid="000f4d8b"/>
    </style:style>
    <style:style style:name="P8" style:family="paragraph" style:parent-style-name="Standard" style:list-style-name="L2">
      <style:text-properties officeooo:rsid="001051d9" officeooo:paragraph-rsid="001051d9"/>
    </style:style>
    <style:style style:name="P9" style:family="paragraph" style:parent-style-name="Standard" style:list-style-name="L2">
      <style:text-properties officeooo:rsid="0011ef76" officeooo:paragraph-rsid="0011ef76"/>
    </style:style>
    <style:style style:name="P10" style:family="paragraph" style:parent-style-name="Standard" style:list-style-name="L2">
      <style:text-properties officeooo:rsid="00123e88" officeooo:paragraph-rsid="00123e88"/>
    </style:style>
    <style:style style:name="P11" style:family="paragraph" style:parent-style-name="Standard" style:list-style-name="L2">
      <style:text-properties officeooo:rsid="00147a5c" officeooo:paragraph-rsid="00147a5c"/>
    </style:style>
    <style:style style:name="P12" style:family="paragraph" style:parent-style-name="Standard" style:list-style-name="L2">
      <style:text-properties officeooo:rsid="0015e180" officeooo:paragraph-rsid="0015e180"/>
    </style:style>
    <style:style style:name="P13" style:family="paragraph" style:parent-style-name="Standard" style:list-style-name="L2">
      <style:text-properties officeooo:rsid="00193937" officeooo:paragraph-rsid="00193937"/>
    </style:style>
    <style:style style:name="P14" style:family="paragraph" style:parent-style-name="Standard" style:list-style-name="L2">
      <style:text-properties officeooo:rsid="00196c88" officeooo:paragraph-rsid="00196c88"/>
    </style:style>
    <style:style style:name="P15" style:family="paragraph" style:parent-style-name="Standard">
      <style:text-properties officeooo:rsid="00196c88" officeooo:paragraph-rsid="00196c88"/>
    </style:style>
    <style:style style:name="P16" style:family="paragraph" style:parent-style-name="Standard" style:list-style-name="L1">
      <style:text-properties officeooo:rsid="0021ddcf" officeooo:paragraph-rsid="0021ddcf"/>
    </style:style>
    <style:style style:name="P17" style:family="paragraph" style:parent-style-name="Standard">
      <style:text-properties officeooo:rsid="0021ddcf" officeooo:paragraph-rsid="0021ddcf"/>
    </style:style>
    <style:style style:name="P18" style:family="paragraph" style:parent-style-name="Standard" style:list-style-name="L1">
      <style:text-properties officeooo:rsid="0021df1b" officeooo:paragraph-rsid="0021df1b"/>
    </style:style>
    <style:style style:name="P19" style:family="paragraph" style:parent-style-name="Standard" style:list-style-name="L1">
      <style:text-properties officeooo:rsid="0022a597" officeooo:paragraph-rsid="0022a597"/>
    </style:style>
    <style:style style:name="P20" style:family="paragraph" style:parent-style-name="Standard" style:list-style-name="L3">
      <style:text-properties officeooo:rsid="00238c65" officeooo:paragraph-rsid="00238c65"/>
    </style:style>
    <style:style style:name="P21" style:family="paragraph" style:parent-style-name="Standard" style:list-style-name="L3">
      <style:text-properties officeooo:rsid="0024d24e" officeooo:paragraph-rsid="0024d24e"/>
    </style:style>
    <style:style style:name="P22" style:family="paragraph" style:parent-style-name="Standard" style:list-style-name="L3">
      <style:text-properties officeooo:rsid="00269c9f" officeooo:paragraph-rsid="00269c9f"/>
    </style:style>
    <style:style style:name="P23" style:family="paragraph" style:parent-style-name="Standard">
      <style:text-properties officeooo:rsid="00269c9f" officeooo:paragraph-rsid="00196c88"/>
    </style:style>
    <style:style style:name="T1" style:family="text">
      <style:text-properties officeooo:rsid="000da004"/>
    </style:style>
    <style:style style:name="T2" style:family="text">
      <style:text-properties officeooo:rsid="00269c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ems:</text:p>
      <text:list xml:id="list2219401832" text:style-name="L1">
        <text:list-item>
          <text:p text:style-name="P3">Feedback on Thesis proposal and proposed timeline?</text:p>
        </text:list-item>
        <text:list-item>
          <text:p text:style-name="P5">Implemented simple <text:span text:style-name="T1">proportional AIF agent for thermostat</text:span></text:p>
          <text:list>
            <text:list-item>
              <text:p text:style-name="P3">still working on free energy instead</text:p>
            </text:list-item>
          </text:list>
        </text:list-item>
        <text:list-item>
          <text:p text:style-name="P3">pyro seems like a great python based package for distributions and inference algorithms – at least the latter can be used for quick and simple agents.</text:p>
        </text:list-item>
        <text:list-item>
          <text:p text:style-name="P5">Need to implement and AIF agent for cartpole</text:p>
        </text:list-item>
      </text:list>
      <text:p text:style-name="P1">Suggestions From Tim:</text:p>
      <text:list xml:id="list2023464380" text:style-name="L2">
        <text:list-item>
          <text:p text:style-name="P4">ispell for latex </text:p>
        </text:list-item>
        <text:list-item>
          <text:p text:style-name="P4">overleaf has syntax highlighting</text:p>
        </text:list-item>
        <text:list-item>
          <text:p text:style-name="P7">style, a lot of the words are unnecessary. </text:p>
          <text:list>
            <text:list-item>
              <text:p text:style-name="P7">Favour a concise and terse style.</text:p>
            </text:list-item>
            <text:list-item>
              <text:p text:style-name="P7">Get to the point.</text:p>
            </text:list-item>
            <text:list-item>
              <text:p text:style-name="P7">Agents operating in uncertain envs need to have a model of the env and there are various approaches… mdps, deep nns. There is a need for simple models.</text:p>
            </text:list-item>
            <text:list-item>
              <text:p text:style-name="P7">Always start with what you are taking about.</text:p>
            </text:list-item>
            <text:list-item>
              <text:p text:style-name="P7">Don’t attempt to answer ever imagined criticism. </text:p>
            </text:list-item>
            <text:list-item>
              <text:p text:style-name="P7">Reduce everything to the essentials. </text:p>
            </text:list-item>
            <text:list-item>
              <text:p text:style-name="P7">Avoid, “see theses people for details”.</text:p>
            </text:list-item>
            <text:list-item>
              <text:p text:style-name="P7">Surprisal Bayesian conditioning are probably quite important needs definition needs context. </text:p>
            </text:list-item>
            <text:list-item>
              <text:p text:style-name="P7">No more motivation in research objectives. No more what AIF is either.</text:p>
            </text:list-item>
            <text:list-item>
              <text:p text:style-name="P7">Third sentence runs on – don’t do this. </text:p>
            </text:list-item>
            <text:list-item>
              <text:p text:style-name="P8">The aim in the research objectives section should be succinct. </text:p>
              <text:list>
                <text:list-item>
                  <text:p text:style-name="P8">Relative advantages dealing with uncertainty. </text:p>
                </text:list-item>
              </text:list>
            </text:list-item>
            <text:list-item>
              <text:p text:style-name="P9">Active inference is better than saying “AIF” all the time. </text:p>
            </text:list-item>
            <text:list-item>
              <text:p text:style-name="P10">Could replace the whole contextualisation in the research section with the central research question. </text:p>
            </text:list-item>
            <text:list-item>
              <text:p text:style-name="P10">What do I mean by the performance metrics</text:p>
              <text:list>
                <text:list-item>
                  <text:p text:style-name="P10">what do you mean by robustness and so on?</text:p>
                </text:list-item>
              </text:list>
            </text:list-item>
            <text:list-item>
              <text:p text:style-name="P10">Having a running example is probably good: cartpole for example.</text:p>
            </text:list-item>
            <text:list-item>
              <text:p text:style-name="P10">At least say what thermostat, mountain car and whatever actually are.</text:p>
            </text:list-item>
            <text:list-item>
              <text:p text:style-name="P11">What is essential and what is worth mentioning in previous work. </text:p>
            </text:list-item>
            <text:list-item>
              <text:p text:style-name="P11">Factor graphs – what are they? What do they do?</text:p>
              <text:list>
                <text:list-item>
                  <text:p text:style-name="P11">What are the trade-offs?</text:p>
                </text:list-item>
                <text:list-item>
                  <text:p text:style-name="P11">Once the reader knows this much then we can go on to say why we might use them and what problems they might solve in particular. </text:p>
                </text:list-item>
              </text:list>
            </text:list-item>
            <text:list-item>
              <text:p text:style-name="P12">Call schedule the “schedule”</text:p>
            </text:list-item>
            <text:list-item>
              <text:p text:style-name="P12">add detail</text:p>
            </text:list-item>
            <text:list-item>
              <text:p text:style-name="P12">include all deadlines.</text:p>
            </text:list-item>
            <text:list-item>
              <text:p text:style-name="P12">Draft thesis, lit review deadlines coding deadlines. </text:p>
            </text:list-item>
            <text:list-item>
              <text:p text:style-name="P12">Avoid “et al” in bibliographies. </text:p>
            </text:list-item>
            <text:list-item>
              <text:p text:style-name="P13">Be careful with archive references – these are pre-prints and not peer-reviewed. Favour actual peer-reviewed journal entries. </text:p>
            </text:list-item>
            <text:list-item>
              <text:p text:style-name="P14">Get a comprehensive set of experiments:</text:p>
              <text:list>
                <text:list-item>
                  <text:p text:style-name="P14">model </text:p>
                </text:list-item>
                <text:list-item>
                  <text:p text:style-name="P14">env</text:p>
                </text:list-item>
                <text:list-item>
                  <text:p text:style-name="P14">action space</text:p>
                </text:list-item>
                <text:list-item>
                  <text:p text:style-name="P14">observations and observation space</text:p>
                </text:list-item>
                <text:list-item>
                  <text:p text:style-name="P14">goal/reward</text:p>
                </text:list-item>
                <text:list-item>
                  <text:p text:style-name="P14">metrics:</text:p>
                  <text:list>
                    <text:list-item>
                      <text:p text:style-name="P14">robustness </text:p>
                    </text:list-item>
                    <text:list-item>
                      <text:p text:style-name="P14"><text:soft-page-break/>convergence </text:p>
                    </text:list-item>
                    <text:list-item>
                      <text:p text:style-name="P14">what to be able to quantify how well its’ doing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3:45:29.310358014</meta:creation-date>
    <meta:generator>LibreOffice/7.3.7.2$Linux_X86_64 LibreOffice_project/30$Build-2</meta:generator>
    <dc:date>2023-04-18T15:50:33.785852941</dc:date>
    <meta:editing-duration>PT20H27M22S</meta:editing-duration>
    <meta:editing-cycles>15</meta:editing-cycles>
    <meta:document-statistic meta:table-count="0" meta:image-count="0" meta:object-count="0" meta:page-count="2" meta:paragraph-count="48" meta:word-count="404" meta:character-count="2284" meta:non-whitespace-character-count="1952"/>
  </office:meta>
</office:document-meta>
</file>